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5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VIRGEN DEL CIS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MACHE PACCO, MONIC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5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MACHE PACCO, MONIC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PEKIN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4655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6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1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4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5T02:19:3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